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6FDA48FE5F6E8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6FDA48FE5F6E8EF9.png" xlink:type="simple" xlink:show="embed" xlink:actuate="onLoad">
            <text:p/>
          </draw:image>
        </draw:frame>
        <draw:frame draw:style-name="gr2" draw:text-style-name="P7" draw:layer="layout" svg:width="24.374cm" svg:height="11.59cm" svg:x="1.813cm" svg:y="3.253cm">
          <draw:text-box>
            <text:p text:style-name="P2"><text:span text:style-name="T1">De barmhartige Samaritaan </text:span></text:p>
            <text:p text:style-name="P2"><text:span text:style-name="T2">(Lukas 10:25-37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28:24.135000000</dc:date>
    <meta:editing-duration>PT42M54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